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text:p>
      <text:p text:style-name="P1"/>
      <text:p text:style-name="P2"><text:span text:style-name="T1">2.2 Descrição dos principais problemas enfrentados</text:span></text:p>
      <text:p text:style-name="P1"/>
      <text:list xml:id="list1827313935"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
      <text:p text:style-name="P1"/>
      <text:p text:style-name="P2"><text:span text:style-name="T1">2.3 Expectativas do sistema</text:span></text:p>
      <text:p text:style-name="P2"><text:soft-page-break/></text:p>
      <text:list xml:id="list2173397960"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poderão ser marcadas duas consultas para o mesmo médico no mesmo horário e nem para o mesmo paciente.</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 Para identificar a especialidade, o sistema deverá gerar um código.</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data da consulta, a hora de início da consulta. Cada consulta deverá possuir duração de 60 minutos, sendo assim, deverá ser registrada a hora de término da consulta (horário início da consulta, acrescido de 60 minutos).</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histórico de consultas e prescrições de medicamentos do paciente.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 Para identificar o medicamento, o sistema deverá gerar um código.</text:p>
          </table:table-cell>
        </table:table-row>
        <table:table-row table:style-name="Table1.1">
          <table:table-cell table:style-name="Table1.A8" office:value-type="string">
            <text:p text:style-name="P3">RF07</text:p>
          </table:table-cell>
          <table:table-cell table:style-name="Table1.B8" office:value-type="string">
            <text:p text:style-name="P3">Prescrição de medicamentos</text:p>
          </table:table-cell>
          <table:table-cell table:style-name="Table1.C8" office:value-type="string">
            <text:p text:style-name="P4">A partir da realização da consulta, deverá existir uma área onde o médico possa realizar a prescrição de medicamentos, somente se necessário. Para cada medicamento prescrito, o médico deverá informar a posologia (quantidade de vezes com que o paciente deverá utilizar o medicamento por dia) e também a duração, em dias, do tratamento.</text:p>
          </table:table-cell>
        </table:table-row>
      </table:table>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2" meta:word-count="1097" meta:character-count="6943" meta:non-whitespace-character-count="5912"/>
    <meta:generator>LibreOfficeDev/6.0.5.2$Linux_X86_64 LibreOffice_project/</meta:generator>
  </office:meta>
</office:document-meta>
</file>